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7-09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3-17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10-17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7-19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4-30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1-08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10-17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3-07-11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11-24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8-18 1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5-20 12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2-24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1-01-29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10-01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7-30 20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5-04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2-06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20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10-22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8-22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6-07 1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2-21 1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9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11-05 1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7-23 1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4-23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2-26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8-01-09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10-02 13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5-19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1-23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7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10-04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5-02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2-08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6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10-06 1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8-13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5-13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1-23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10-28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8-27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5-29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2-13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3-12-04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3-09-19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3</text:p>
          </table:table-cell>
          <table:table-cell office:value-type="string" calcext:value-type="string">
            <text:p>WK-07/19E/16-4235</text:p>
          </table:table-cell>
          <table:table-cell office:value-type="string" calcext:value-type="string">
            <text:p>2013-07-25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27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12" meta:object-count="0"/>
    <meta:user-defined meta:name="AppVersion">3.0</meta:user-defined>
  </office:meta>
</office:document-meta>
</file>